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24pt" fo:font-weight="bold" style:font-size-asian="24pt" style:font-weight-asian="bold" style:font-size-complex="24pt" style:font-weight-complex="bold"/>
    </style:style>
    <style:style style:name="P3" style:family="paragraph" style:parent-style-name="Standard">
      <style:text-properties fo:font-size="24pt" fo:font-weight="normal" style:font-size-asian="24pt" style:font-weight-asian="normal" style:font-size-complex="24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aser og oppgaver</text:p>
      <text:p text:style-name="P2"/>
      <text:p text:style-name="P4">Den første fasen i prosjektet består av planlegging og installasjon. To programmer installeres: Git og Vagrant. Git er et versjonskontrollverktøy, som gjør det betydelig lettere for oss å dele kode og filer. Vagrant er et program som automatiserer oppretting av virtuelle maskiner så vi kan sørge for at alles serverkode kjører på samme (virtuelle) hardware.</text:p>
      <text:p text:style-name="P4"/>
      <text:p text:style-name="P4">Planleggingen kan også deles i to. Den første delen går på å bestemme i grove trekk hva spillet skal gå ut på og bestå av – hvilke fiender vi vil ha, hvilke bosser som skal være med. Den andre delen går mer i detaljer, altså akkurat hvordan fiendene og bossene oppfører seg, og hva hovedkarakteren, en pepperkakemann, kan gjøre.</text:p>
      <text:p text:style-name="P4"/>
      <text:p text:style-name="Standard">I fase to skal spillet utvikles i grove trekk, i minste fall skal spillet være prøvbart: Pepperkakemannen skal ha de fleste av sine bevegelser programmert inn, og kunne hoppe fra plattform til plattform. Vi skal også ha klare utkast til det meste av musikken til brettene, lydeffektene, og de grafiske elementene spillet består av.</text:p>
      <text:p text:style-name="Standard"/>
      <text:p text:style-name="Standard">I fase tre skal spillet for det meste fullføres. Musikk skal være knyttet til alle brett, samt de forskjellige interface-skjermene (brettvalg, game over, osv). Alle fiender og bosser, samt pepperkakemannen, skal ha sine lydeffekter. De, samt plattformene, må ha utseendet ferdigstilt, og det samme må bakgrunnene til brettene. Alle brettene skal være nær ferdige, men det kan være noe småplukk igjen etter denne fasen.</text:p>
      <text:p text:style-name="Standard"/>
      <text:p text:style-name="Standard">Siste fase består av testing og polering. Spillet skal testes grundig for å sørge for at sjansen for uønsket funksjonalitet ikke oppstår. Eventuelt småplukk på musikk, design, lyd og/eller brett kan utbedres, og dersom det er små ting vi kan endre, kan vi gjøre det.</text:p>
      <text:p text:style-name="P1"/>
      <text:p text:style-name="P2">Organisering</text:p>
      <text:p text:style-name="P2"/>
      <text:p text:style-name="P4">Prosjektleder er Pål Gjerde. Vi har valgt et prosjekt som skal bygges som en nettside, og Pål har mye erfaring med webutvikling, samt med programmering generelt.</text:p>
      <text:p text:style-name="P4"/>
      <text:p text:style-name="P4">Vi har ingen styringsgruppe. Prosjektet er gitt som en skoleoppgave til en gruppe på 4, og en styringsgruppe måtte i så fall bestått av lærere.</text:p>
      <text:p text:style-name="P4"/>
      <text:p text:style-name="P4">I utgangspunktet har vi delt prosjektet i fire forskjellige deler: Design, musikk, lyd og kode. Design vil her si å lage de figurene og bakgrunnene vi trenger til spillet, og animere dem. Musikk består av å finne ut hva slags musikk som passer til de delene av spillet, og skrive eller finne passende stykker. Lyd vil her si lydeffekter, som også må passes til alt som kan skje i spillet. Koden er limet som binder alle bitene sammen, og får alle bitene til å bevege seg som de skal.</text:p>
      <text:p text:style-name="P4"/>
      <text:p text:style-name="P4">I utgangspunktet har vi tatt en oppgave hver. Martin har ansvar for musikken, Simen skal designe, Stig skal skaffe lydeffekter og Pål skal skrive kode. Dersom det viser seg at denne fordelingen blir ujevn, kan det bli nødvendig å omfordele noen av oppgavene.</text:p>
      <text:p text:style-name="P3"/>
      <text:p text:style-name="P2"><text:soft-page-break/>Fremdriftsplan</text:p>
      <text:p text:style-name="P3"/>
      <text:p text:style-name="P4">Vi har satt offisiell startdato på prosjektet til 3. oktober. Noe forarbeid kan ha vært gjort før denne datoen, men ikke noe betydelig eller endelig.</text:p>
      <text:p text:style-name="P4"/>
      <text:p text:style-name="P4">Den første uken vil bli brukt til detaljplanlegging av Pepperkake Adventures. Vi må avgjøre de fleste detaljer i spillet: Vi må fastsette alle de mulige bevegelsene til pepperkakemannen og hvordan de utføres, vi må også bestemme nøyaktig hvordan alle fiendene oppfører seg. Det samme gjelder bossene; disse vil sannsynligvis bli noe mer avanserte enn spillerfiguren og de vanlige fiendene. De forskjellige typene plattformer må velges ut, og reglene for hvordan de fungerer må bestemmes. Vi trenger ikke å bestemme utforming på brettene enda, men «brikkene» vi skal bygge dem av må være fastsatt.</text:p>
      <text:p text:style-name="P4"/>
      <text:p text:style-name="P4">10. til 24. oktober svarer til fase to som beskrevet over. Spilleren skal være i stand til å bevege pepperkakemannen rundt på et brett, og hoppe fra plattform til plattform. Helst skal tidlige versjoner av fiendene være tilgjengelige. Til alt dette skal det være knyttet animasjoner, lyd og musikk, men det meste av dette vil antageligvis være noe uferdig.</text:p>
      <text:p text:style-name="P4"/>
      <text:p text:style-name="P4">Statusrapport vil leveres den 24. oktober. Der vil det opplyses om disse målene har blitt nådd.</text:p>
      <text:p text:style-name="P4"/>
      <text:p text:style-name="P4">24. oktober til 7. november svarer til fase tre. Fiender, plattformer, bosser og pepperkakemannen skal ha alle sine bevegelser implementert, brett skal bygges, og spillet skal være spillbart. I tillegg skal det være programmert et brukersystem som kommuniserer med en server for å hente tilgjengelige brett for hver bruker, og kunne lage fremgangen til en bruker.</text:p>
      <text:p text:style-name="P4"/>
      <text:p text:style-name="P4">Den 7. november skal spillet publiseres som en betatest. En betatest brukes vanligvis til å la interesserte spillere prøve en tidlig versjon av spillet, for å la dem hjelpe til med å finne feil og komme med forslag til forbedringer. I vårt tilfelle vil det nok være liten tid til å implementere større forandringer, men lettere idéer kan legges inn – og i alle fall er tilbakemeldinger alltid positivt.</text:p>
      <text:p text:style-name="P4"/>
      <text:p text:style-name="P4">Fra 7. november til 14. november skal spillet «poleres». Stort sett vil det si å sørge for å fikse småplukk, samt å se på tallene vi har valgt for helse og skade, og justere disse dersom vi mener de ikke passer. Det samme gjelder brett – hvis vi mener det er noen brett som bør endres, kan vi gjøre det. Større forandringer er det for sent å gjøre her. Spillet skal også testes – alle brett må spilles gjennom, og samhandlinger mellom elementene i spillet må prøves for å se at de fungerer som ventet.</text:p>
      <text:p text:style-name="P4"/>
      <text:p text:style-name="P4">Den 14. november skal spillet være ferdig og klart for presentasjon. Sluttrapporten skal leveres den 21. november, og uken frem til dette vil derfor gå til å skrive sluttrappo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29T14:51:50.90</meta:creation-date>
    <dc:date>2014-09-30T16:39:23.92</dc:date>
    <meta:editing-duration>P1DT1H18M29S</meta:editing-duration>
    <meta:editing-cycles>25</meta:editing-cycles>
    <meta:generator>OpenOffice/4.1.1$Win32 OpenOffice.org_project/411m6$Build-9775</meta:generator>
    <meta:document-statistic meta:table-count="0" meta:image-count="0" meta:object-count="0" meta:page-count="2" meta:paragraph-count="20" meta:word-count="907" meta:character-count="5431"/>
  </office:meta>
</office:document-meta>
</file>